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c993" officeooo:paragraph-rsid="0017c993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7c993" officeooo:paragraph-rsid="0017c99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8c601" officeooo:paragraph-rsid="0018c60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c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83</text:span> – COMANDO NETSTAT – EXIBIR INFORMAÇÕES E ESTATÍSTICAS DAS CONEXÕES DE REDE LINUX</text:p>
      <text:p text:style-name="P1"/>
      <text:p text:style-name="P2">*** <text:span text:style-name="T2">COMANDO NETSTAT </text:span>***</text:p>
      <text:p text:style-name="P2"/>
      <text:p text:style-name="P3">Exibe conexões de rede, tabelas de roteamento, estatísticas de interface e outras informações.</text:p>
      <text:p text:style-name="P3"/>
      <text:p text:style-name="P3">Sintaxe:</text:p>
      <text:p text:style-name="P3">netstat [opções] [protocolo]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21:14:09.793722448</meta:creation-date>
    <dc:date>2020-08-18T21:38:00.376850026</dc:date>
    <meta:editing-duration>PT13M39S</meta:editing-duration>
    <meta:editing-cycles>1</meta:editing-cycles>
    <meta:document-statistic meta:table-count="0" meta:image-count="0" meta:object-count="0" meta:page-count="1" meta:paragraph-count="5" meta:word-count="33" meta:character-count="236" meta:non-whitespace-character-count="206"/>
    <meta:generator>LibreOffice/6.4.4.2$Linux_X86_64 LibreOffice_project/40$Build-2</meta:generator>
  </office:meta>
</office:document-meta>
</file>